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Document_20_Title">
      <style:text-properties fo:font-size="14pt" fo:language="en" fo:country="US" fo:font-weight="normal" style:font-size-asian="14pt" style:font-weight-asian="normal" style:language-complex="ar" style:country-complex="SA"/>
    </style:style>
    <style:style style:name="P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Body">
      <style:paragraph-properties fo:margin-top="0cm" fo:margin-bottom="0.21cm" fo:orphans="2" fo:widows="2" style:writing-mode="lr-tb"/>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9pt" style:font-name-asian="Monaco" style:font-size-asian="9pt" style:font-name-complex="Monaco" style:font-size-complex="9pt"/>
    </style:style>
    <style:style style:name="P27" style:family="paragraph" style:parent-style-name="Body" style:list-style-name="L1"/>
    <style:style style:name="P28"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9"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0" style:family="paragraph" style:parent-style-name="Body" style:list-style-name="L5"/>
    <style:style style:name="P31" style:family="paragraph" style:parent-style-name="Body" style:list-style-name="L6"/>
    <style:style style:name="P32" style:family="paragraph" style:parent-style-name="Body" style:list-style-name="L7"/>
    <style:style style:name="P33" style:family="paragraph" style:parent-style-name="Body">
      <style:paragraph-properties fo:margin-top="0cm" fo:margin-bottom="0.21cm" fo:orphans="2" fo:widows="2" style:writing-mode="lr-tb"/>
    </style:style>
    <style:style style:name="P34" style:family="paragraph" style:parent-style-name="Text_20_body" style:list-style-name="L2">
      <style:paragraph-properties fo:margin-left="4.572cm" fo:margin-right="0cm" fo:text-indent="-0.635cm" style:auto-text-indent="false"/>
    </style:style>
    <style:style style:name="P35" style:family="paragraph" style:parent-style-name="Text_20_body">
      <style:paragraph-properties fo:margin-left="2.286cm" fo:margin-right="0cm" fo:text-indent="0cm" style:auto-text-indent="false"/>
    </style:style>
    <style:style style:name="P36" style:family="paragraph" style:parent-style-name="Text_20_body">
      <style:paragraph-properties fo:margin-left="2.286cm" fo:margin-right="0cm" fo:text-indent="0cm" style:auto-text-indent="false"/>
      <style:text-properties style:font-name="ProductusSemibold" fo:font-size="12pt"/>
    </style:style>
    <style:style style:name="P37" style:family="paragraph" style:parent-style-name="Text_20_body">
      <style:paragraph-properties fo:margin-left="2.286cm" fo:margin-right="0cm" fo:text-indent="0cm" style:auto-text-indent="false"/>
      <style:text-properties style:font-name="Proforma" fo:font-size="9pt"/>
    </style:style>
    <style:style style:name="P38" style:family="paragraph" style:parent-style-name="Text_20_body">
      <style:paragraph-properties fo:margin-left="0cm" fo:margin-right="0cm" fo:text-indent="0cm" style:auto-text-indent="false"/>
    </style:style>
    <style:style style:name="P39" style:family="paragraph" style:parent-style-name="Heading_20_1">
      <style:text-properties fo:language="en" fo:country="US" style:language-complex="ar" style:country-complex="SA"/>
    </style:style>
    <style:style style:name="P40" style:family="paragraph" style:parent-style-name="Heading_20_1">
      <style:paragraph-properties fo:break-before="page"/>
      <style:text-properties fo:language="en" fo:country="US" style:language-complex="ar" style:country-complex="SA"/>
    </style:style>
    <style:style style:name="P41" style:family="paragraph" style:parent-style-name="Heading_20_2">
      <style:text-properties fo:language="en" fo:country="US" style:language-complex="ar" style:country-complex="SA"/>
    </style:style>
    <style:style style:name="P42" style:family="paragraph" style:parent-style-name="Heading_20_3">
      <style:text-properties fo:color="#000000" style:font-name="Arial" fo:font-size="10pt" style:font-name-asian="Times New Roman" style:font-size-asian="10pt" style:font-name-complex="Times New Roman" style:font-size-complex="10pt"/>
    </style:style>
    <style:style style:name="P4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4" style:family="paragraph" style:parent-style-name="Definition_20_Term">
      <style:text-properties fo:language="en" fo:country="US" style:language-complex="ar" style:country-complex="SA"/>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weight="normal" style:font-size-asian="14pt" style:font-weight-asian="normal"/>
    </style:style>
    <style:style style:name="T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fo:font-weight="bold" style:font-name-asian="Times New Roman" style:font-weight-asian="bold" style:font-name-complex="Times New Roman" style:language-complex="ar" style:country-complex="SA" style:font-weight-complex="bold"/>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3f5fbf"/>
    </style:style>
    <style:style style:name="T16" style:family="text">
      <style:text-properties fo:color="#3f5fbf" style:text-underline-style="solid" style:text-underline-width="auto" style:text-underline-color="font-color"/>
    </style:style>
    <style:style style:name="T17" style:family="text">
      <style:text-properties fo:color="#3f3fbf"/>
    </style:style>
    <style:style style:name="T18" style:family="text">
      <style:text-properties fo:color="#7f9fbf" fo:font-weight="bold" style:font-weight-asian="bold" style:font-weight-complex="bold"/>
    </style:style>
    <style:style style:name="T19" style:family="text">
      <style:text-properties style:font-name="Proforma" fo:font-size="9pt"/>
    </style:style>
    <style:style style:name="T20" style:family="text">
      <style:text-properties style:font-name="Proforma" fo:font-size="9pt" fo:font-style="italic"/>
    </style:style>
    <style:style style:name="T21" style:family="text">
      <style:text-properties style:font-name="ProductusOSGiBookc" fo:font-size="9pt"/>
    </style:style>
    <style:style style:name="T22"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font-name="Lucida Grande"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3217376" text:id="ct113217376">
          <text:insertion>
            <office:change-info>
              <dc:creator>Tim Ward</dc:creator>
              <dc:date>2013-09-21T21:37:00</dc:date>
            </office:change-info>
          </text:insertion>
        </text:changed-region>
        <text:changed-region xml:id="ct113216608" text:id="ct113216608">
          <text:insertion>
            <office:change-info>
              <dc:creator>Tim Ward</dc:creator>
              <dc:date>2013-09-21T21:37:00</dc:date>
            </office:change-info>
          </text:insertion>
        </text:changed-region>
        <text:changed-region xml:id="ct113217696" text:id="ct113217696">
          <text:insertion>
            <office:change-info>
              <dc:creator>Tim Ward</dc:creator>
              <dc:date>2013-09-21T21:39:00</dc:date>
            </office:change-info>
          </text:insertion>
        </text:changed-region>
        <text:changed-region xml:id="ct113217968" text:id="ct113217968">
          <text:insertion>
            <office:change-info>
              <dc:creator>Tim Ward</dc:creator>
              <dc:date>2013-09-21T21:37:00</dc:date>
            </office:change-info>
          </text:insertion>
        </text:changed-region>
        <text:changed-region xml:id="ct113218096" text:id="ct113218096">
          <text:insertion>
            <office:change-info>
              <dc:creator>Tim Ward</dc:creator>
              <dc:date>2013-09-21T21:38:00</dc:date>
            </office:change-info>
          </text:insertion>
        </text:changed-region>
        <text:changed-region xml:id="ct113218384" text:id="ct113218384">
          <text:insertion>
            <office:change-info>
              <dc:creator>Tim Ward</dc:creator>
              <dc:date>2013-09-21T21:39:00</dc:date>
            </office:change-info>
          </text:insertion>
        </text:changed-region>
        <text:changed-region xml:id="ct113218544" text:id="ct113218544">
          <text:insertion>
            <office:change-info>
              <dc:creator>Tim Ward</dc:creator>
              <dc:date>2013-09-21T21:39:00</dc:date>
            </office:change-info>
          </text:insertion>
        </text:changed-region>
        <text:changed-region xml:id="ct113219040" text:id="ct113219040">
          <text:insertion>
            <office:change-info>
              <dc:creator>Tim Ward</dc:creator>
              <dc:date>2013-09-21T21:40:00</dc:date>
            </office:change-info>
          </text:insertion>
        </text:changed-region>
        <text:changed-region xml:id="ct313557968" text:id="ct313557968">
          <text:insertion>
            <office:change-info>
              <dc:creator>Tim Ward</dc:creator>
              <dc:date>2013-10-24T10:12:00</dc:date>
            </office:change-info>
          </text:insertion>
        </text:changed-region>
        <text:changed-region xml:id="ct373540064" text:id="ct373540064">
          <text:insertion>
            <office:change-info>
              <dc:creator>Tim Ward</dc:creator>
              <dc:date>2013-10-24T10:12:00</dc:date>
            </office:change-info>
          </text:insertion>
        </text:changed-region>
        <text:changed-region xml:id="ct373816112" text:id="ct373816112">
          <text:insertion>
            <office:change-info>
              <dc:creator>Tim Ward</dc:creator>
              <dc:date>2013-10-24T10:13:00</dc:date>
            </office:change-info>
          </text:insertion>
        </text:changed-region>
        <text:changed-region xml:id="ct410133440" text:id="ct410133440">
          <text:insertion>
            <office:change-info>
              <dc:creator>Tim Ward</dc:creator>
              <dc:date>2013-10-24T10:14:00</dc:date>
            </office:change-info>
          </text:insertion>
        </text:changed-region>
        <text:changed-region xml:id="ct373547024" text:id="ct373547024">
          <text:insertion>
            <office:change-info>
              <dc:creator>Tim Ward</dc:creator>
              <dc:date>2013-10-24T10:15:00</dc:date>
            </office:change-info>
          </text:insertion>
        </text:changed-region>
        <text:changed-region xml:id="ct53568096" text:id="ct53568096">
          <text:insertion>
            <office:change-info>
              <dc:creator>Tim Ward</dc:creator>
              <dc:date>2013-10-24T09:52:00</dc:date>
            </office:change-info>
          </text:insertion>
        </text:changed-region>
        <text:changed-region xml:id="ct84484208" text:id="ct84484208">
          <text:insertion>
            <office:change-info>
              <dc:creator>Tim Ward</dc:creator>
              <dc:date>2013-10-24T09:42:00</dc:date>
            </office:change-info>
          </text:insertion>
        </text:changed-region>
        <text:changed-region xml:id="ct369512800" text:id="ct369512800">
          <text:insertion>
            <office:change-info>
              <dc:creator>Tim Ward</dc:creator>
              <dc:date>2013-10-24T10:03:00</dc:date>
            </office:change-info>
          </text:insertion>
        </text:changed-region>
        <text:changed-region xml:id="ct113219696" text:id="ct113219696">
          <text:insertion>
            <office:change-info>
              <dc:creator>Tim Ward</dc:creator>
              <dc:date>2013-09-13T10:05:00</dc:date>
            </office:change-info>
          </text:insertion>
        </text:changed-region>
        <text:changed-region xml:id="ct113221136" text:id="ct113221136">
          <text:insertion>
            <office:change-info>
              <dc:creator>Tim Ward</dc:creator>
              <dc:date>2013-09-13T10:06:00</dc:date>
            </office:change-info>
          </text:insertion>
        </text:changed-region>
        <text:changed-region xml:id="ct113221264" text:id="ct113221264">
          <text:insertion>
            <office:change-info>
              <dc:creator>Tim Ward</dc:creator>
              <dc:date>2013-09-13T10:08:00</dc:date>
            </office:change-info>
          </text:insertion>
        </text:changed-region>
        <text:changed-region xml:id="ct113221392" text:id="ct113221392">
          <text:insertion>
            <office:change-info>
              <dc:creator>Tim Ward</dc:creator>
              <dc:date>2013-09-13T10:09:00</dc:date>
            </office:change-info>
          </text:insertion>
        </text:changed-region>
        <text:changed-region xml:id="ct54257424" text:id="ct54257424">
          <text:insertion>
            <office:change-info>
              <dc:creator>Tim Ward</dc:creator>
              <dc:date>2013-10-24T09:56:00</dc:date>
            </office:change-info>
          </text:insertion>
        </text:changed-region>
        <text:changed-region xml:id="ct54480720" text:id="ct54480720">
          <text:insertion>
            <office:change-info>
              <dc:creator>Tim Ward</dc:creator>
              <dc:date>2013-10-24T09:56:00</dc:date>
            </office:change-info>
          </text:insertion>
        </text:changed-region>
        <text:changed-region xml:id="ct313586704" text:id="ct313586704">
          <text:insertion>
            <office:change-info>
              <dc:creator>Tim Ward</dc:creator>
              <dc:date>2013-10-24T09:57:00</dc:date>
            </office:change-info>
          </text:insertion>
        </text:changed-region>
        <text:changed-region xml:id="ct113226944" text:id="ct113226944">
          <text:insertion>
            <office:change-info>
              <dc:creator>Tim Ward</dc:creator>
              <dc:date>2013-09-13T10:09:00</dc:date>
            </office:change-info>
          </text:insertion>
        </text:changed-region>
        <text:changed-region xml:id="ct113222112" text:id="ct113222112">
          <text:insertion>
            <office:change-info>
              <dc:creator>Tim Ward</dc:creator>
              <dc:date>2013-09-13T10:10:00</dc:date>
            </office:change-info>
          </text:insertion>
        </text:changed-region>
        <text:changed-region xml:id="ct112319440" text:id="ct112319440">
          <text:insertion>
            <office:change-info>
              <dc:creator>Tim Ward</dc:creator>
              <dc:date>2013-09-13T10:38:00</dc:date>
            </office:change-info>
          </text:insertion>
        </text:changed-region>
        <text:changed-region xml:id="ct369995296" text:id="ct369995296">
          <text:insertion>
            <office:change-info>
              <dc:creator>Tim Ward</dc:creator>
              <dc:date>2013-10-24T09:45:00</dc:date>
            </office:change-info>
          </text:insertion>
        </text:changed-region>
        <text:changed-region xml:id="ct407363616" text:id="ct407363616">
          <text:insertion>
            <office:change-info>
              <dc:creator>Tim Ward</dc:creator>
              <dc:date>2013-10-24T09:46:00</dc:date>
            </office:change-info>
          </text:insertion>
        </text:changed-region>
        <text:changed-region xml:id="ct373586080" text:id="ct373586080">
          <text:insertion>
            <office:change-info>
              <dc:creator>Tim Ward</dc:creator>
              <dc:date>2013-10-24T09:47:00</dc:date>
            </office:change-info>
          </text:insertion>
        </text:changed-region>
        <text:changed-region xml:id="ct373546256" text:id="ct373546256">
          <text:insertion>
            <office:change-info>
              <dc:creator>Tim Ward</dc:creator>
              <dc:date>2013-10-24T09:48:00</dc:date>
            </office:change-info>
          </text:insertion>
        </text:changed-region>
        <text:changed-region xml:id="ct112314224" text:id="ct112314224">
          <text:insertion>
            <office:change-info>
              <dc:creator>Tim Ward</dc:creator>
              <dc:date>2013-10-24T09:49:00</dc:date>
            </office:change-info>
          </text:insertion>
        </text:changed-region>
        <text:changed-region xml:id="ct112313456" text:id="ct112313456">
          <text:insertion>
            <office:change-info>
              <dc:creator>Tim Ward</dc:creator>
              <dc:date>2013-09-13T10:41:00</dc:date>
            </office:change-info>
          </text:insertion>
        </text:changed-region>
        <text:changed-region xml:id="ct112313200" text:id="ct112313200">
          <text:insertion>
            <office:change-info>
              <dc:creator>Tim Ward</dc:creator>
              <dc:date>2013-09-13T10:43:00</dc:date>
            </office:change-info>
          </text:insertion>
        </text:changed-region>
        <text:changed-region xml:id="ct84862816" text:id="ct84862816">
          <text:insertion>
            <office:change-info>
              <dc:creator>Tim Ward</dc:creator>
              <dc:date>2013-10-24T09:49:00</dc:date>
            </office:change-info>
          </text:insertion>
        </text:changed-region>
        <text:changed-region xml:id="ct112309584" text:id="ct112309584">
          <text:insertion>
            <office:change-info>
              <dc:creator>Tim Ward</dc:creator>
              <dc:date>2013-09-13T10:44:00</dc:date>
            </office:change-info>
          </text:insertion>
        </text:changed-region>
        <text:changed-region xml:id="ct112307536" text:id="ct112307536">
          <text:insertion>
            <office:change-info>
              <dc:creator>Tim Ward</dc:creator>
              <dc:date>2013-09-21T20:04:00</dc:date>
            </office:change-info>
          </text:insertion>
        </text:changed-region>
        <text:changed-region xml:id="ct373494896" text:id="ct373494896">
          <text:insertion>
            <office:change-info>
              <dc:creator>Tim Ward</dc:creator>
              <dc:date>2013-10-24T10:06:00</dc:date>
            </office:change-info>
          </text:insertion>
        </text:changed-region>
        <text:changed-region xml:id="ct54299056" text:id="ct54299056">
          <text:insertion>
            <office:change-info>
              <dc:creator>Tim Ward</dc:creator>
              <dc:date>2013-10-24T10:07:00</dc:date>
            </office:change-info>
          </text:insertion>
        </text:changed-region>
        <text:changed-region xml:id="ct369179216" text:id="ct369179216">
          <text:insertion>
            <office:change-info>
              <dc:creator>Tim Ward</dc:creator>
              <dc:date>2013-10-24T10:08:00</dc:date>
            </office:change-info>
          </text:insertion>
        </text:changed-region>
        <text:changed-region xml:id="ct84882128" text:id="ct84882128">
          <text:insertion>
            <office:change-info>
              <dc:creator>Tim Ward</dc:creator>
              <dc:date>2013-10-24T10:09:00</dc:date>
            </office:change-info>
          </text:insertion>
        </text:changed-region>
        <text:changed-region xml:id="ct112292016" text:id="ct112292016">
          <text:insertion>
            <office:change-info>
              <dc:creator>Tim Ward</dc:creator>
              <dc:date>2013-09-21T21:00:00</dc:date>
            </office:change-info>
          </text:insertion>
        </text:changed-region>
        <text:changed-region xml:id="ct112292112" text:id="ct112292112">
          <text:insertion>
            <office:change-info>
              <dc:creator>Tim Ward</dc:creator>
              <dc:date>2013-09-21T21:01:00</dc:date>
            </office:change-info>
          </text:insertion>
        </text:changed-region>
        <text:changed-region xml:id="ct112292384" text:id="ct112292384">
          <text:insertion>
            <office:change-info>
              <dc:creator>Tim Ward</dc:creator>
              <dc:date>2013-09-21T21:02:00</dc:date>
            </office:change-info>
          </text:insertion>
        </text:changed-region>
        <text:changed-region xml:id="ct112290032" text:id="ct112290032">
          <text:insertion>
            <office:change-info>
              <dc:creator>Tim Ward</dc:creator>
              <dc:date>2013-09-21T21:03:00</dc:date>
            </office:change-info>
          </text:insertion>
        </text:changed-region>
        <text:changed-region xml:id="ct112290128" text:id="ct112290128">
          <text:insertion>
            <office:change-info>
              <dc:creator>Tim Ward</dc:creator>
              <dc:date>2013-09-21T21:04:00</dc:date>
            </office:change-info>
          </text:insertion>
        </text:changed-region>
        <text:changed-region xml:id="ct112290256" text:id="ct112290256">
          <text:insertion>
            <office:change-info>
              <dc:creator>Tim Ward</dc:creator>
              <dc:date>2013-09-21T21:05:00</dc:date>
            </office:change-info>
          </text:insertion>
        </text:changed-region>
        <text:changed-region xml:id="ct112289936" text:id="ct112289936">
          <text:insertion>
            <office:change-info>
              <dc:creator>Tim Ward</dc:creator>
              <dc:date>2013-09-21T21:06:00</dc:date>
            </office:change-info>
          </text:insertion>
        </text:changed-region>
        <text:changed-region xml:id="ct112287632" text:id="ct112287632">
          <text:insertion>
            <office:change-info>
              <dc:creator>Tim Ward</dc:creator>
              <dc:date>2013-09-21T21:07:00</dc:date>
            </office:change-info>
          </text:insertion>
        </text:changed-region>
        <text:changed-region xml:id="ct112287504" text:id="ct112287504">
          <text:insertion>
            <office:change-info>
              <dc:creator>Tim Ward</dc:creator>
              <dc:date>2013-09-21T21:08:00</dc:date>
            </office:change-info>
          </text:insertion>
        </text:changed-region>
        <text:changed-region xml:id="ct112291280" text:id="ct112291280">
          <text:insertion>
            <office:change-info>
              <dc:creator>Tim Ward</dc:creator>
              <dc:date>2013-09-21T21:09:00</dc:date>
            </office:change-info>
          </text:insertion>
        </text:changed-region>
        <text:changed-region xml:id="ct112284240" text:id="ct112284240">
          <text:insertion>
            <office:change-info>
              <dc:creator>David Bosschaert</dc:creator>
              <dc:date>2013-09-24T08:45:00</dc:date>
            </office:change-info>
          </text:insertion>
        </text:changed-region>
        <text:changed-region xml:id="ct112283856" text:id="ct112283856">
          <text:insertion>
            <office:change-info>
              <dc:creator>Tim Ward</dc:creator>
              <dc:date>2013-09-24T09:46:00</dc:date>
            </office:change-info>
          </text:insertion>
        </text:changed-region>
        <text:changed-region xml:id="ct112278336" text:id="ct112278336">
          <text:insertion>
            <office:change-info>
              <dc:creator>Tim Ward</dc:creator>
              <dc:date>2013-09-21T21:09:00</dc:date>
            </office:change-info>
          </text:insertion>
        </text:changed-region>
        <text:changed-region xml:id="ct112270032" text:id="ct112270032">
          <text:insertion>
            <office:change-info>
              <dc:creator>Tim Ward</dc:creator>
              <dc:date>2013-09-21T21:10:00</dc:date>
            </office:change-info>
          </text:insertion>
        </text:changed-region>
        <text:changed-region xml:id="ct112282800" text:id="ct112282800">
          <text:insertion>
            <office:change-info>
              <dc:creator>Tim Ward</dc:creator>
              <dc:date>2013-09-21T21:11:00</dc:date>
            </office:change-info>
          </text:insertion>
        </text:changed-region>
        <text:changed-region xml:id="ct112278464" text:id="ct112278464">
          <text:insertion>
            <office:change-info>
              <dc:creator>Tim Ward</dc:creator>
              <dc:date>2013-09-21T21:12:00</dc:date>
            </office:change-info>
          </text:insertion>
        </text:changed-region>
        <text:changed-region xml:id="ct112267712" text:id="ct112267712">
          <text:insertion>
            <office:change-info>
              <dc:creator>David Bosschaert</dc:creator>
              <dc:date>2013-09-24T08:46:00</dc:date>
            </office:change-info>
          </text:insertion>
        </text:changed-region>
        <text:changed-region xml:id="ct356678640" text:id="ct356678640">
          <text:insertion>
            <office:change-info>
              <dc:creator>Tim Ward</dc:creator>
              <dc:date>2013-09-24T09:49:00</dc:date>
            </office:change-info>
          </text:insertion>
        </text:changed-region>
        <text:changed-region xml:id="ct83904448" text:id="ct83904448">
          <text:insertion>
            <office:change-info>
              <dc:creator>Tim Ward</dc:creator>
              <dc:date>2013-09-21T21:12:00</dc:date>
            </office:change-info>
          </text:insertion>
        </text:changed-region>
        <text:changed-region xml:id="ct83904544" text:id="ct83904544">
          <text:insertion>
            <office:change-info>
              <dc:creator>Tim Ward</dc:creator>
              <dc:date>2013-09-21T21:13:00</dc:date>
            </office:change-info>
          </text:insertion>
        </text:changed-region>
        <text:changed-region xml:id="ct84806288" text:id="ct84806288">
          <text:insertion>
            <office:change-info>
              <dc:creator>Tim Ward</dc:creator>
              <dc:date>2013-09-21T21:14:00</dc:date>
            </office:change-info>
          </text:insertion>
        </text:changed-region>
        <text:changed-region xml:id="ct84806416" text:id="ct84806416">
          <text:insertion>
            <office:change-info>
              <dc:creator>Tim Ward</dc:creator>
              <dc:date>2013-09-21T21:15:00</dc:date>
            </office:change-info>
          </text:insertion>
        </text:changed-region>
        <text:changed-region xml:id="ct83898896" text:id="ct83898896">
          <text:insertion>
            <office:change-info>
              <dc:creator>Tim Ward</dc:creator>
              <dc:date>2013-09-21T21:16:00</dc:date>
            </office:change-info>
          </text:insertion>
        </text:changed-region>
        <text:changed-region xml:id="ct83899056" text:id="ct83899056">
          <text:insertion>
            <office:change-info>
              <dc:creator>Tim Ward</dc:creator>
              <dc:date>2013-09-13T10:38:00</dc:date>
            </office:change-info>
          </text:insertion>
        </text:changed-region>
        <text:changed-region xml:id="ct356684016" text:id="ct356684016">
          <text:insertion>
            <office:change-info>
              <dc:creator>Tim Ward</dc:creator>
              <dc:date>2013-09-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graphics3" text:anchor-type="paragraph" svg:width="17.78cm" svg:height="7.893cm" draw:z-index="0"><draw:image xlink:href="Pictures/1000020100000427000001D8328612BC.png" xlink:type="simple" xlink:show="embed" xlink:actuate="onLoad"/></draw:frame></text:p>
      <text:p text:style-name="P9"><text:user-defined style:data-style-name="N0" text:name="RFC Title">RFC 203 – Remote Service Admin 1.1</text:user-defined></text:p>
      <text:p text:style-name="P9"><text:span text:style-name="T1">Draft<text:line-break/><text:line-break/></text:span><text:span text:style-name="T1"><text:page-count style:num-format="1">13</text:page-count></text:span><text:span text:style-name="T1"> Pages</text:span></text:p>
      <text:p text:style-name="P10"/>
      <text:p text:style-name="P7">Abstract</text:p>
      <text:p text:style-name="P6">The Remote Service Admin specification is lacking a mechanism to notify consumers of changes to an endpoint. The EndpointListener interface defines endpointAdded and endpointRemoved callbacks, but no mechanism to convey that an endpoint has been modified, for example because the service properties of the backing service have changed. This RFC addresses this issue.</text:p>
      <text:p text:style-name="P14"/>
      <text:h text:style-name="P40" text:outline-level="1" text:restart-numbering="true" text:start-value="-1">Document Information</text:h>
      <text:h text:style-name="P41" text:outline-level="2">License</text:h>
      <text:p text:style-name="P16">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41"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0 Document Information<text:tab/>2</text:p>
          <text:p text:style-name="P11">0.1 License<text:tab/>2</text:p>
          <text:p text:style-name="P11">0.2 Trademarks<text:tab/>3</text:p>
          <text:p text:style-name="P11">0.3 Feedback<text:tab/>3</text:p>
          <text:p text:style-name="P11">0.4 Table of Contents<text:tab/>3</text:p>
          <text:p text:style-name="P11">0.5 Terminology and Document Conventions<text:tab/>4</text:p>
          <text:p text:style-name="P11">0.6 Revision History<text:tab/>4</text:p>
          <text:p text:style-name="P12">1 Introduction<text:tab/>4</text:p>
          <text:p text:style-name="P12">2 Application Domain<text:tab/>5</text:p>
          <text:p text:style-name="P12">3 Problem Description<text:tab/>5</text:p>
          <text:p text:style-name="P12">4 Requirements<text:tab/>5</text:p>
          <text:p text:style-name="P12">5 Technical Solution<text:tab/>5</text:p>
          <text:p text:style-name="P12">6 Data Transfer Objects<text:tab/>6</text:p>
          <text:p text:style-name="P12">7 Javadoc<text:tab/>6</text:p>
          <text:p text:style-name="P12">8 Considered Alternatives<text:tab/>6</text:p>
          <text:p text:style-name="P12"><text:soft-page-break/>9 Security Considerations<text:tab/>7</text:p>
          <text:p text:style-name="P12">10 Document Support<text:tab/>7</text:p>
          <text:p text:style-name="P11">10.1 References<text:tab/>7</text:p>
          <text:p text:style-name="P11">10.2 Author’s Address<text:tab/>7</text:p>
          <text:p text:style-name="P11">10.3 Acronyms and Abbreviations<text:tab/>7</text:p>
          <text:p text:style-name="P11">10.4 End of Document<text:tab/>7</text:p>
        </text:index-body>
      </text:table-of-content>
      <text:p text:style-name="P15"/>
      <text:h text:style-name="P41"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7">Source code is shown in this typeface</text:span>.</text:p>
      <text:h text:style-name="P41"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3</text:p>
          </table:table-cell>
          <table:table-cell table:style-name="Table1.C1" office:value-type="string">
            <text:p text:style-name="CellBody">David Bosschaert, initial version of separate RFC. Previous design has been taking place in RFC 183.</text:p>
          </table:table-cell>
        </table:table-row>
        <table:table-row table:style-name="Table1.2">
          <table:table-cell table:style-name="Table1.A3" office:value-type="float" office:value="0.1">
            <text:p text:style-name="CellBody"><text:change-start text:change-id="ct113217376"/>0.1<text:change-end text:change-id="ct113217376"/></text:p>
          </table:table-cell>
          <table:table-cell table:style-name="Table1.B3" office:value-type="string">
            <text:p text:style-name="CellBody"><text:change-start text:change-id="ct113216608"/>September, 2013<text:change-end text:change-id="ct113216608"/></text:p>
          </table:table-cell>
          <table:table-cell table:style-name="Table1.C3" office:value-type="string">
            <text:p text:style-name="CellBody"><text:change-start text:change-id="ct113217696"/>Post September F2F discussion - a<text:change-end text:change-id="ct113217696"/><text:change-start text:change-id="ct113217968"/>dd the new “update” methods to the Export<text:change-end text:change-id="ct113217968"/><text:change-start text:change-id="ct113218096"/>Registration and ImportRegistration<text:change-end text:change-id="ct113218096"/></text:p>
          </table:table-cell>
        </table:table-row>
        <table:table-row table:style-name="Table1.2">
          <table:table-cell table:style-name="Table1.A3" office:value-type="float" office:value="0.2">
            <text:p text:style-name="CellBody"><text:change-start text:change-id="ct113218384"/>0.2<text:change-end text:change-id="ct113218384"/></text:p>
          </table:table-cell>
          <table:table-cell table:style-name="Table1.B3" office:value-type="string">
            <text:p text:style-name="CellBody"><text:change-start text:change-id="ct113218544"/>September, 2013<text:change-end text:change-id="ct113218544"/></text:p>
          </table:table-cell>
          <table:table-cell table:style-name="Table1.C3" office:value-type="string">
            <text:p text:style-name="CellBody"><text:change-start text:change-id="ct113219040"/>Clarify the uniqueness requirements for endpoint ids, include community feedback<text:change-end text:change-id="ct113219040"/></text:p>
          </table:table-cell>
        </table:table-row>
        <table:table-row table:style-name="Table1.2">
          <table:table-cell table:style-name="Table1.A3" office:value-type="float" office:value="0.3">
            <text:p text:style-name="CellBody"><text:change-start text:change-id="ct313557968"/>0.3<text:change-end text:change-id="ct313557968"/></text:p>
          </table:table-cell>
          <table:table-cell table:style-name="Table1.B3" office:value-type="string">
            <text:p text:style-name="CellBody"><text:change-start text:change-id="ct373540064"/>October, 2013<text:change-end text:change-id="ct373540064"/></text:p>
          </table:table-cell>
          <table:table-cell table:style-name="Table1.C3" office:value-type="string">
            <text:p text:style-name="CellBody"><text:change-start text:change-id="ct373816112"/>Update based on comments from 23/10 EEG call. Restructure sections to place<text:change-end text:change-id="ct373816112"/><text:change-start text:change-id="ct410133440"/> background informa<text:change-end text:change-id="ct410133440"/><text:change-start text:change-id="ct373547024"/>tion in section 3. No changes to content.<text:change-end text:change-id="ct373547024"/></text:p>
          </table:table-cell>
        </table:table-row>
      </table:table>
      <text:p text:style-name="P15"/>
      <text:h text:style-name="P39" text:outline-level="1">Introduction</text:h>
      <text:p text:style-name="Body">The OSGi Remote Services and Remote Service Admin specifications describe how OSGi services can be remoted and how to consume these remote services using the OSGi Services programming model. </text:p>
      <text:p text:style-name="Body"><text:soft-page-break/>The Remote Service Admin specification version 1.0 defines how listeners are notified of endpoints being added and removed. However the associated API does not support notifying listeners of changes to endpoints such as service property changes of the associated service. This RFC addresses this issue by proposing an extension to the Remote Service Admin specification.</text:p>
      <text:h text:style-name="P39" text:outline-level="1">Application Domain</text:h>
      <text:p text:style-name="Body">This RFC relates to the domain of remote OSGi Services, specifically the Remote Service Admin specification.</text:p>
      <text:h text:style-name="P39" text:outline-level="1">Problem Description</text:h>
      <text:p text:style-name="Body"><text:change-start text:change-id="ct53568096"/>In Remote Service Admin 1.0 it was possible for Topology Managers to dynamically register and unregister remote services, however there was no way to update a service without unregistering it. This causes significant disruption when remote clients are dependent upon the availability of the remote service for their operation.</text:p>
      <text:p text:style-name="Body">It has also been found that part of the Remote Service Admin 1.0 specification wording relating to Endpoint Id uniqueness is insufficiently clear, in that it does not specify the scope of the uniqueness. This needs to be clarified so that different Topology Managers, Discovery Providers and Distribution Providers can reliably interoperate.</text:p>
      <text:h text:style-name="Heading_20_2" text:outline-level="2">Notifying the Discovery Provider of updates</text:h>
      <text:p text:style-name="Body"><text:change-end text:change-id="ct53568096"/>The EndpointListener interface is used to implement a distributed discovery mechanism and it allows the registration of a listener for distributed endpoints to appear and disappear via the endpointAdded() and endpointRemoved() callback methods. However, an endpoint can also change. This is in particular the case when the service registration properties of the endpoint are modified. Such modifications are not supported by the EndpointListener today, it sends a sequence of endpointRemoved() and endpointAdded() callbacks in such a case which can cause unnecessary volatility in the system.<text:change-start text:change-id="ct84484208"/></text:p>
      <text:h text:style-name="Heading_20_2" text:outline-level="2">Notifying the Distribution Provider of updates</text:h>
      <text:p text:style-name="Standard">In the Remote Service Admin specification the Topology Manager is responsible for interacting <text:span text:style-name="T10">with</text:span> RSA distribution providers. In RSA 1.0 this was broadly limited to creating and closing ImportRegistration <text:span text:style-name="T10">and ExportRegistration objects using the Distribution Provider. To support updates RSA 1.1 will need additional interaction mechanisms to indicate that an ImportRegistration or ExportRegistration should be updated. It is necessary for the Topology Manager to initiate these updates, because either:</text:span></text:p>
      <text:list xml:id="list7454125673938845396" text:style-name="L1">
        <text:list-item>
          <text:p text:style-name="P27"><text:span text:style-name="T10">It is then responsible for notifying Discovery services of any changes to an exported endpoint</text:span></text:p>
        </text:list-item>
      </text:list>
      <text:p text:style-name="P17"><text:soft-page-break/>or</text:p>
      <text:list xml:id="list2057708915" text:continue-numbering="true" text:style-name="L1">
        <text:list-item>
          <text:p text:style-name="P29">The topology manager is the component that is notified of changes to a remote endpoint via Discovery announcements.<text:change-end text:change-id="ct84484208"/><text:change-start text:change-id="ct369512800"/></text:p>
        </text:list-item>
      </text:list>
      <text:h text:style-name="Heading_20_2" text:outline-level="2">Clarifying Endpoint Id Uniqueness</text:h>
      <text:p text:style-name="Body">The following is an extract from the OSGi R5 compendium:</text:p>
      <text:p text:style-name="P36">122.4.3 Endpoint Id </text:p>
      <text:p text:style-name="P35">An Endpoint Id is an opaque unique identifier for an Endpoint. There is no syntax defined for this string except that white space at the beginning and ending must be ignored. The actual syntax for this Endpoint Id must be defined by the actual configuration type. </text:p>
      <text:p text:style-name="P35">Two Endpoint Descriptions are deemed identical when their Endpoint Id is equal. The Endpoint Ids must be compared as string compares with leading and trailing spaces removed. The Endpoint De- scription class must use the String class’ hash Code from the Endpoint Id as its own hashCode. </text:p>
      <text:p text:style-name="Body">Furthermore the OSGi R5 compendium states that:</text:p>
      <text:p text:style-name="P35"><text:span text:style-name="T19">Two Endpoint Descriptions are deemed equal when their Endpoint Id is equal. The Endpoint Id is a mandatory property of an Endpoint Description, it is further described at </text:span><text:span text:style-name="T20">Endpoint Id </text:span><text:span text:style-name="T19">on page 709. The hash code is therefore also based on the Endpoint Id. </text:span></text:p>
      <text:p text:style-name="P36">122.4.1 Validity </text:p>
      <text:p text:style-name="P37">A valid Endpoint Description must at least satisfy the following assertions: </text:p>
      <text:list xml:id="list2250065051351157640" text:style-name="L2">
        <text:list-item>
          <text:p text:style-name="P34"><text:span text:style-name="T19">It must have a non-</text:span><text:span text:style-name="T21">null </text:span><text:span text:style-name="T19">Id that uniquely identifies the Endpoint </text:span></text:p>
        </text:list-item>
      </text:list>
      <text:p text:style-name="Body"/>
      <text:p text:style-name="Body">The extracts above are sufficient to require that:</text:p>
      <text:list xml:id="list5546513482885851793" text:style-name="L6">
        <text:list-item>
          <text:p text:style-name="P31">The Endpoint Id is opaque, and has no declared format or syntax</text:p>
        </text:list-item>
        <text:list-item>
          <text:p text:style-name="P31">The Endpoint Id defines the identity of an EndpointDescription, regardless of its other properties</text:p>
        </text:list-item>
        <text:list-item>
          <text:p text:style-name="P31">The Endpoint Id is expected to be “unique”, although the scope of this uniqueness is not expressly defined.</text:p>
        </text:list-item>
      </text:list>
      <text:h text:style-name="Heading_20_3" text:outline-level="3">Required Scope of Endpoint Id Uniqueness</text:h>
      <text:p text:style-name="Body">The Remote Service Admin specification states that there may be multiple Topology Managers, Distribution Providers and Discovery Providers active concurrently within a single framework. It is clear that if these implementations are to coexist then Endpoint Id uniqueness must hold within the OSGi framework. This applies regardless of the number of installed Distribution Providers, more than one of which may be exporting a given service.</text:p>
      <text:p text:style-name="Body">In the Remote Service Admin Specification EndpointDescriptions are created by distribution providers, but are passed on to Topology Managers. Depending upon the Topology Manager's implementation these EndpointDescription objects may then be passed to other actors, such as Discovery Providers, via EndpointListener or EndpointEventListener services. Discovery providers then advertise EndpointDescription objects over the network. These advertisements result in the EndpointDescription being serialized and reconstituted on a remote machine.</text:p>
      <text:p text:style-name="Body"><text:soft-page-break/>The above scenario adds some constraints on the uniqueness of EndpointDescription Ids.</text:p>
      <text:list xml:id="list654321139834922819" text:style-name="L7">
        <text:list-item>
          <text:p text:style-name="P32">Portable Discovery Providers can only use the EndpointDescription Id to determine which endpoint is being announced, updated or revoked. This applies both when being notified of local and remote events.</text:p>
        </text:list-item>
        <text:list-item>
          <text:p text:style-name="P32">Portable Topology Managers can only use the EndpointDescription Id to determine which EndpointDescription they are receiving an event for.</text:p>
        </text:list-item>
      </text:list>
      <text:p text:style-name="Body">As EndpointDescription objects are made available remotely, and therefore shared between frameworks, the required scope of Id uniqueness required is larger than a single framework.</text:p>
      <text:p text:style-name="Body">If three frameworks are connected by a Discovery provider, and two produce an EndpointDescription with the same Id, then two “identical” notification events will arrive at the third framework. If one of the two frameworks then destroys the endpoint, and advertises the service removal to the third framework, then the third framework will reach the incorrect conclusion that there are now zero endpoints available.</text:p>
      <text:p text:style-name="Body">We can therefore state that the minimum scope of Endpoint Id uniqueness is that no two distinct endpoints should have the same Id within a connected group. Distribution Providers must ensure that they do not produce Endpoint Id clashes within a connected group.</text:p>
      <text:h text:style-name="Heading_20_3" text:outline-level="3">Ensuring Endpoint Ids are sufficiently Unique</text:h>
      <text:p text:style-name="Body">It should be noted that Discovery Providers can be added to a framework at any time, increasing the size of a connected group. New Distribution Providers that can support additional configuration types can also be added dynamically, as can Topology Managers with the ability to source EndpointDescriptions from XML, representing external services. This means that although an Endpoint Id must only be unique with a single connected group, the group can expand in size or number of EndpointDescription objects representing a given service at any time.<text:change-end text:change-id="ct369512800"/></text:p>
      <text:h text:style-name="P39" text:outline-level="1">Requirements</text:h>
      <text:p text:style-name="Body">RSA01 – The Solution MUST define a mechanism to provide Endpoint Listeners with a notification when an endpoint was modified.<text:change-start text:change-id="ct113219696"/></text:p>
      <text:p text:style-name="Body"><text:change-end text:change-id="ct113219696"/><text:change-start text:change-id="ct113221136"/>RSA02 <text:span text:style-name="T10">–</text:span> The Solution SHOULD allow a Topology Manager to update the service properties an Exported or Imported Service without unregistering it<text:change-end text:change-id="ct113221136"/><text:change-start text:change-id="ct113221264"/>. This may not be possible if the configuration type or access intent of the <text:change-end text:change-id="ct113221264"/><text:change-start text:change-id="ct113221392"/>service changes.<text:change-end text:change-id="ct113221392"/></text:p>
      <text:h text:style-name="P39" text:outline-level="1"><text:soft-page-break/>Technical Solution</text:h>
      <text:h text:style-name="Heading_20_2" text:outline-level="2"><text:change-start text:change-id="ct54257424"/>Discovering Remote Service Updates</text:h>
      <text:p text:style-name="Standard"><text:change-end text:change-id="ct54257424"/>To receive modification events a new EndpointEventListener interface can be implemented by the listener. The EndpointEventListener follows a similar pattern as the ServiceListener in the core framework. The event holds a type attribute describing the type of event.<text:change-start text:change-id="ct54480720"/></text:p>
      <text:p text:style-name="Standard"><text:change-end text:change-id="ct54480720"/></text:p>
      <text:h text:style-name="Heading_20_3" text:outline-level="3"><text:span text:style-name="T6">Backward</text:span><text:span text:style-name="T8"> compatibility</text:span></text:h>
      <text:p text:style-name="P21">The existing EndpointListener interface sends a endpointRemoved() callback followed by an endpointAdded() callback in case an endpoint registration has changed (<text:span text:style-name="T10">e.g. properties added or removed). The EndpointListener interface will continue to behave this way.</text:span><text:change-start text:change-id="ct313586704"/></text:p>
      <text:p text:style-name="P21"><text:change-end text:change-id="ct313586704"/><text:span text:style-name="T10"/></text:p>
      <text:h text:style-name="Heading_20_3" text:outline-level="3">EndpointEventListener</text:h>
      <text:p text:style-name="P17">The new EndpointEventListener will not send a sequence of REMOVED and ADDED events in such a case, but rather send a single MODIFIED or MODIFIED_ENDMATCH event, whichever is appropriate.</text:p>
      <text:p text:style-name="Body">The EndpointEventListener is defined as follows:</text:p>
      <text:p text:style-name="P24"><text:span text:style-name="T12">public</text:span><text:span text:style-name="T9"> </text:span><text:span text:style-name="T12">interface</text:span><text:span text:style-name="T9"> EndpointEventListener {</text:span></text:p>
      <text:p text:style-name="P24"><text:span text:style-name="T11"><text:s text:c="2"/></text:span><text:span text:style-name="T12">void</text:span><text:span text:style-name="T9"> endpointChanged(EndpointEvent event, String matchedFilter);</text:span></text:p>
      <text:p text:style-name="P22">}</text:p>
      <text:p text:style-name="P24"/>
      <text:p text:style-name="P24"><text:span text:style-name="T12">public</text:span><text:span text:style-name="T9"> </text:span><text:span text:style-name="T12">class</text:span><text:span text:style-name="T9"> EndpointEvent {</text:span></text:p>
      <text:p text:style-name="P24"><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ADDED</text:span><text:span text:style-name="T9"> = 0x00000001;</text:span></text:p>
      <text:p text:style-name="P24"><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REMOVED</text:span><text:span text:style-name="T9"> = 0x00000002;</text:span></text:p>
      <text:p text:style-name="P24"><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text:span><text:span text:style-name="T9"> = 0x00000004;</text:span></text:p>
      <text:p text:style-name="P24"><text:span text:style-name="T9"><text:s text:c="2"/></text:span><text:span text:style-name="T12">public</text:span><text:span text:style-name="T9"> </text:span><text:span text:style-name="T12">static</text:span><text:span text:style-name="T9"> </text:span><text:span text:style-name="T12">final</text:span><text:span text:style-name="T9"> </text:span><text:span text:style-name="T12">int</text:span><text:span text:style-name="T9"> </text:span><text:span text:style-name="T14">MODIFIED_ENDMATCH</text:span><text:span text:style-name="T9"> = 0x00000008;</text:span></text:p>
      <text:p text:style-name="P24"/>
      <text:p text:style-name="P24"><text:span text:style-name="T9"><text:s text:c="2"/></text:span><text:span text:style-name="T12">private</text:span><text:span text:style-name="T9"> </text:span><text:span text:style-name="T12">final</text:span><text:span text:style-name="T9"> EndpointDescription </text:span><text:span text:style-name="T13">endpoint</text:span><text:span text:style-name="T9">;</text:span></text:p>
      <text:p text:style-name="P24"><text:span text:style-name="T9"><text:s text:c="2"/></text:span><text:span text:style-name="T12">private</text:span><text:span text:style-name="T9"> </text:span><text:span text:style-name="T12">final</text:span><text:span text:style-name="T9"> </text:span><text:span text:style-name="T12">int</text:span><text:span text:style-name="T9"> </text:span><text:span text:style-name="T13">type</text:span><text:span text:style-name="T9">;</text:span></text:p>
      <text:p text:style-name="P24"/>
      <text:p text:style-name="P24"><text:span text:style-name="T9"><text:s text:c="2"/></text:span><text:span text:style-name="T12">public</text:span><text:span text:style-name="T9"> EndpointEvent(</text:span><text:span text:style-name="T12">int</text:span><text:span text:style-name="T9"> type, EndpointDescription endpoint</text:span><text:span text:style-name="T9">) {</text:span></text:p>
      <text:p text:style-name="P24"><text:span text:style-name="T9"><text:s text:c="4"/></text:span><text:span text:style-name="T12">super</text:span><text:span text:style-name="T9">(endpoint);</text:span></text:p>
      <text:p text:style-name="P24"><text:span text:style-name="T9"><text:s text:c="4"/></text:span><text:span text:style-name="T12">this</text:span><text:span text:style-name="T9">.</text:span><text:span text:style-name="T13">endpoint</text:span><text:span text:style-name="T9"> = endpoint;</text:span></text:p>
      <text:p text:style-name="P24"><text:span text:style-name="T9"><text:s text:c="4"/></text:span><text:span text:style-name="T12">this</text:span><text:span text:style-name="T9">.</text:span><text:span text:style-name="T13">type</text:span><text:span text:style-name="T9"> = type;</text:span></text:p>
      <text:p text:style-name="P22"><text:s text:c="2"/>}</text:p>
      <text:p text:style-name="P24"/>
      <text:p text:style-name="P24"><text:span text:style-name="T9"><text:s text:c="2"/></text:span><text:span text:style-name="T12">public</text:span><text:span text:style-name="T9"> EndpointDescription getEndpoint() {</text:span></text:p>
      <text:p text:style-name="P24"><text:span text:style-name="T9"><text:s text:c="4"/></text:span><text:span text:style-name="T12">return</text:span><text:span text:style-name="T9"> </text:span><text:span text:style-name="T13">endpoint</text:span><text:span text:style-name="T9">;</text:span></text:p>
      <text:p text:style-name="P22"><text:s text:c="2"/>}</text:p>
      <text:p text:style-name="P24"/>
      <text:p text:style-name="P24"><text:span text:style-name="T9"><text:s text:c="2"/></text:span><text:span text:style-name="T12">public</text:span><text:span text:style-name="T9"> </text:span><text:span text:style-name="T12">int</text:span><text:span text:style-name="T9"> getType() {</text:span></text:p>
      <text:p text:style-name="P24"><text:span text:style-name="T9"><text:s text:c="4"/></text:span><text:span text:style-name="T12">return</text:span><text:span text:style-name="T9"> </text:span><text:span text:style-name="T13">type</text:span><text:span text:style-name="T9">;</text:span></text:p>
      <text:p text:style-name="P22"><text:soft-page-break/><text:s text:c="2"/>}</text:p>
      <text:p text:style-name="P22">}<text:change-start text:change-id="ct113226944"/></text:p>
      <text:h text:style-name="Heading_20_2" text:outline-level="2"><text:change-end text:change-id="ct113226944"/><text:change-start text:change-id="ct113222112"/>Updating Exported and Imported Services<text:change-end text:change-id="ct113222112"/><text:change-start text:change-id="ct112319440"/></text:h>
      <text:p text:style-name="P17">To support requirement RSA02 cases it is necessary to add update methods to both ImportRegistration and ExportRegistration. As these are “provider types” that should only be implemented by RSA Distribution providers this represents a minor change to the RSA API.</text:p>
      <text:p text:style-name="P17"/>
      <text:h text:style-name="P42" text:outline-level="3"><text:span text:style-name="T5">ExportRegistration</text:span><text:change-end text:change-id="ct112319440"/><text:change-start text:change-id="ct369995296"/></text:h>
      <text:p text:style-name="Body"><text:span text:style-name="T10">The ExportRegistration represents a</text:span><text:change-end text:change-id="ct369995296"/><text:change-start text:change-id="ct407363616"/><text:span text:style-name="T10">n OSGi service that has been exported by a Distribution Provider. It is the Topology Manager's role to track and manage which services are exported</text:span><text:change-end text:change-id="ct407363616"/><text:change-start text:change-id="ct373586080"/><text:span text:style-name="T10">, therefore an update method should be added to this interface. The Topology Manager should also have an oppor</text:span><text:change-end text:change-id="ct373586080"/><text:change-start text:change-id="ct373546256"/><text:span text:style-name="T10">tunity to change the set of </text:span><text:change-end text:change-id="ct373546256"/><text:change-start text:change-id="ct112314224"/><text:span text:style-name="T10">properties that were passed when originally creating the ExportRegistration</text:span><text:change-end text:change-id="ct112314224"/><text:change-start text:change-id="ct112313456"/></text:p>
      <text:p text:style-name="P25"/>
      <text:p text:style-name="P25"><text:span text:style-name="T9"><text:tab/></text:span><text:span text:style-name="T15">/**</text:span></text:p>
      <text:p text:style-name="P25"><text:span text:style-name="T15"><text:tab/> * Update the </text:span><text:span text:style-name="T16">endpoint</text:span><text:span text:style-name="T15"> represented by this </text:span><text:span text:style-name="T17">{@link ExportRegistration}</text:span><text:span text:style-name="T15"> and</text:span></text:p>
      <text:p text:style-name="P25"><text:span text:style-name="T15"><text:tab/> * return an updated </text:span><text:span text:style-name="T17">{@link EndpointDescription}</text:span><text:span text:style-name="T15">. If this method returns an</text:span></text:p>
      <text:p text:style-name="P25"><text:span text:style-name="T15"><text:tab/> * updated </text:span><text:span text:style-name="T17">{@link EndpointDescription}</text:span><text:span text:style-name="T15">, then the object returned via</text:span></text:p>
      <text:p text:style-name="P25"><text:span text:style-name="T15"><text:tab/> * </text:span><text:span text:style-name="T17">{@link #getExportReference()}</text:span><text:span text:style-name="T15"> must also have been updated to return this</text:span></text:p>
      <text:p text:style-name="P26"><text:tab/> * new object. If this method does not return an updated</text:p>
      <text:p text:style-name="P25"><text:span text:style-name="T15"><text:tab/> * </text:span><text:span text:style-name="T17">{@link EndpointDescription}</text:span><text:span text:style-name="T15"> then the object returned via</text:span></text:p>
      <text:p text:style-name="P25"><text:span text:style-name="T15"><text:tab/> * </text:span><text:span text:style-name="T17">{@link #getExportReference()}</text:span><text:span text:style-name="T15"> should remain unchanged.</text:span></text:p>
      <text:p text:style-name="P26"><text:tab/> * </text:p>
      <text:p text:style-name="P25"><text:span text:style-name="T15"><text:tab/> * When creating the updated </text:span><text:span text:style-name="T17">{@link EndpointDescription}</text:span><text:span text:style-name="T15"> the</text:span></text:p>
      <text:p text:style-name="P25"><text:span text:style-name="T15"><text:tab/> * </text:span><text:span text:style-name="T17">{@link ServiceReference}</text:span><text:span text:style-name="T15"> originally passed to</text:span></text:p>
      <text:p text:style-name="P25"><text:span text:style-name="T15"><text:tab/> * </text:span><text:span text:style-name="T17">{@link RemoteServiceAdmin#exportService(ServiceReference, Map)}</text:span><text:span text:style-name="T15"> must be</text:span></text:p>
      <text:p text:style-name="P26"><text:tab/> * queried to pick up any changes to its service properties.</text:p>
      <text:p text:style-name="P26"><text:tab/> * </text:p>
      <text:p text:style-name="P26"><text:tab/> * If this argument is null then the original properties passed when</text:p>
      <text:p text:style-name="P26"><text:tab/> * creating this ExportRegistration should be used when constructing the</text:p>
      <text:p text:style-name="P25"><text:span text:style-name="T15"><text:tab/> * updated </text:span><text:span text:style-name="T17">{@link EndpointDescription}</text:span><text:span text:style-name="T15">. Otherwise the new properties should</text:span></text:p>
      <text:p text:style-name="P26"><text:tab/> * be used, and replace the original properties for subsequent calls to the</text:p>
      <text:p text:style-name="P26"><text:tab/> * update method.</text:p>
      <text:p text:style-name="P26"><text:tab/> * </text:p>
      <text:p text:style-name="P25"><text:span text:style-name="T15"><text:tab/> * </text:span><text:span text:style-name="T18">@param</text:span><text:span text:style-name="T15"> properties properties to be merged with the current service</text:span></text:p>
      <text:p text:style-name="P25"><text:span text:style-name="T15"><text:tab/> * <text:s text:c="7"/>properties for the </text:span><text:span text:style-name="T17">{@link ServiceReference}</text:span><text:span text:style-name="T15"> represented by this</text:span></text:p>
      <text:p text:style-name="P25"><text:span text:style-name="T15"><text:tab/> * <text:s text:c="7"/></text:span><text:span text:style-name="T17">{@link ExportRegistration}</text:span><text:span text:style-name="T15">. If null is passed then the original</text:span></text:p>
      <text:p text:style-name="P26"><text:tab/> * <text:s text:c="7"/>properties passed to</text:p>
      <text:p text:style-name="P25"><text:span text:style-name="T15"><text:tab/> * <text:s text:c="7"/></text:span><text:span text:style-name="T17">{@link RemoteServiceAdmin#exportService(ServiceReference, Map)}</text:span></text:p>
      <text:p text:style-name="P26"><text:tab/> * <text:s text:c="7"/>will be used.</text:p>
      <text:p text:style-name="P25"><text:span text:style-name="T15"><text:tab/> * </text:span><text:span text:style-name="T18">@return</text:span><text:span text:style-name="T15"> The updated </text:span><text:span text:style-name="T17">{@link EndpointDescription}</text:span><text:span text:style-name="T15"> for this registration.</text:span></text:p>
      <text:p text:style-name="P25"><text:span text:style-name="T15"><text:tab/> * </text:span><text:span text:style-name="T18">@throws</text:span><text:span text:style-name="T15"> IllegalStateException When this registration was not properly</text:span></text:p>
      <text:p text:style-name="P25"><text:span text:style-name="T15"><text:tab/> * <text:s text:c="8"/>initialized. See </text:span><text:span text:style-name="T17">{@link #getException()}</text:span><text:span text:style-name="T15">.</text:span></text:p>
      <text:p text:style-name="P26"><text:tab/> * </text:p>
      <text:p text:style-name="P26"><text:tab/> */</text:p>
      <text:p text:style-name="P23"><text:tab/>EndpointDescription update(Map&lt;String, ?&gt; properties);</text:p>
      <text:p text:style-name="P23"/>
      <text:h text:style-name="P42" text:outline-level="3"><text:change-end text:change-id="ct112313456"/><text:change-start text:change-id="ct112313200"/><text:soft-page-break/><text:span text:style-name="T5">ImportRegistration</text:span><text:change-end text:change-id="ct112313200"/><text:change-start text:change-id="ct84862816"/></text:h>
      <text:p text:style-name="Body"><text:span text:style-name="T10">The ExportRegistration represents an OSGi service that has been imported into the framework by a Distribution Provider. It is the Topology Manager's role to track and manage which services are imported, but not to actually register the imported service, therefore an update method should be added to this interface. The Topology Manager must be able to pass the new EndpointDescription for this imported service.</text:span><text:change-end text:change-id="ct84862816"/><text:change-start text:change-id="ct112309584"/></text:p>
      <text:p text:style-name="P25"/>
      <text:p text:style-name="P25"><text:span text:style-name="T9"><text:tab/></text:span><text:span text:style-name="T15">/**</text:span></text:p>
      <text:p text:style-name="P25"><text:span text:style-name="T15"><text:tab/> * Update the local service represented by this </text:span><text:span text:style-name="T17">{@link ImportRegistration}</text:span><text:span text:style-name="T15">.</text:span></text:p>
      <text:p text:style-name="P25"><text:span text:style-name="T15"><text:tab/> * After this method returns the </text:span><text:span text:style-name="T17">{@link EndpointDescription}</text:span><text:span text:style-name="T15"> returned via</text:span></text:p>
      <text:p text:style-name="P25"><text:span text:style-name="T15"><text:tab/> * </text:span><text:span text:style-name="T17">{@link #getImportReference()}</text:span><text:span text:style-name="T15"> must have been updated.</text:span></text:p>
      <text:p text:style-name="P26"><text:tab/> * </text:p>
      <text:p text:style-name="P25"><text:span text:style-name="T15"><text:tab/> * </text:span><text:span text:style-name="T18">@param</text:span><text:span text:style-name="T15"> endpoint The updated </text:span><text:span text:style-name="T16">endpoint</text:span></text:p>
      <text:p text:style-name="P26"><text:tab/> * </text:p>
      <text:p text:style-name="P25"><text:span text:style-name="T15"><text:tab/> * </text:span><text:span text:style-name="T18">@throws</text:span><text:span text:style-name="T15"> IllegalStateException When this registration was not properly</text:span></text:p>
      <text:p text:style-name="P25"><text:span text:style-name="T15"><text:tab/> * <text:s text:c="8"/>initialized. See </text:span><text:span text:style-name="T17">{@link #getException()}</text:span><text:span text:style-name="T15">.</text:span></text:p>
      <text:p text:style-name="P25"><text:span text:style-name="T15"><text:tab/> * </text:span><text:span text:style-name="T18">@throws</text:span><text:span text:style-name="T15"> IllegalArgumentException When the supplied</text:span></text:p>
      <text:p text:style-name="P25"><text:span text:style-name="T15"><text:tab/> * <text:s text:c="8"/></text:span><text:span text:style-name="T17">{@link EndpointDescription}</text:span><text:span text:style-name="T15"> does not represent the same </text:span><text:span text:style-name="T16">endpoint</text:span></text:p>
      <text:p text:style-name="P25"><text:span text:style-name="T15"><text:tab/> * <text:s text:c="8"/>as this </text:span><text:span text:style-name="T17">{@link ImportRegistration}</text:span><text:span text:style-name="T15">.</text:span></text:p>
      <text:p text:style-name="P26"><text:tab/> * </text:p>
      <text:p text:style-name="P26"><text:tab/> */</text:p>
      <text:p text:style-name="P25"><text:span text:style-name="T9"><text:tab/></text:span><text:span text:style-name="T12">void</text:span><text:span text:style-name="T9"> update(EndpointDescription endpoint);</text:span></text:p>
      <text:p text:style-name="P23"/>
      <text:h text:style-name="Heading_20_2" text:outline-level="2"><text:change-end text:change-id="ct112309584"/><text:change-start text:change-id="ct112307536"/>Clarify the uniqueness of EndpointDescription Id Strings</text:h>
      <text:p text:style-name="P35"><text:change-end text:change-id="ct112307536"/><text:change-start text:change-id="ct373494896"/></text:p>
      <text:p text:style-name="P38">The <text:change-end text:change-id="ct373494896"/><text:change-start text:change-id="ct54299056"/>RSA 1.1 specification should clarify the uniqueness of EndpointDescription Id Strings to state that they are required to be unique within the connected set of frameworks.<text:change-end text:change-id="ct54299056"/><text:change-start text:change-id="ct369179216"/> This means that no two distribution providers connected by a discovery service should produce the same Id <text:change-end text:change-id="ct369179216"/><text:change-start text:change-id="ct84882128"/>String unless the EndpointDescription is for the same endpoint.</text:p>
      <text:h text:style-name="Heading_20_3" text:outline-level="3">Producing a suitably Unique identifier<text:change-end text:change-id="ct84882128"/><text:change-start text:change-id="ct112292016"/></text:h>
      <text:p text:style-name="Body">The simplest way to ensure that a growth in the number of EndpointDescriptions and/or the size of the connected group does not violate <text:change-end text:change-id="ct112292016"/><text:change-start text:change-id="ct112292112"/>the required uniqueness of Endpoint Ids is for implementations to make their Endpoint Ids globally unique. This protects against clashes r<text:change-end text:change-id="ct112292112"/><text:change-start text:change-id="ct112292384"/>egardless of changes to the connected group.</text:p>
      <text:p text:style-name="Body">Whilst globally unique identifiers are a simple solution to the End<text:change-end text:change-id="ct112292384"/><text:change-start text:change-id="ct112290032"/>point Id uniqueness problem, they are not <text:change-end text:change-id="ct112290032"/><text:change-start text:change-id="ct112290128"/>easy to implement in all environments. In some systems they can be prohibitively expensive to create, or of insufficient entropy to be genuinely uni<text:change-end text:change-id="ct112290128"/><text:change-start text:change-id="ct112290256"/>que. <text:change-end text:change-id="ct112290256"/><text:change-start text:change-id="ct112289936"/>Some distribution providers may therefore choose not to <text:change-end text:change-id="ct112289936"/><text:change-start text:change-id="ct112287632"/>use random globally unique ids. </text:p>
      <text:p text:style-name="Body">In the case where no globally unique value is used the following actions are recommended (although not required).</text:p>
      <text:list xml:id="list1575532580767133474" text:style-name="L5">
        <text:list-item>
          <text:p text:style-name="P30">Distribution Providers protect against<text:change-end text:change-id="ct112287632"/><text:change-start text:change-id="ct112287504"/> intra-framework clashes using some known value<text:change-end text:change-id="ct112287504"/><text:change-start text:change-id="ct112291280"/> unique to the service, for example the service id.</text:p>
        </text:list-item>
        <text:list-item>
          <text:p text:style-name="P30">Distribution Providers protect against inter-provider collisions within a single framework by using some unique value, such as the distribution provider's bundle id. The distribution provider bundle's symbolic name is insufficient, as there may be multiple versions of the same distribution provider installed within a single framework.<text:change-end text:change-id="ct112291280"/><text:change-start text:change-id="ct112284240"/><office:annotation><dc:creator>David Bosschaert</dc:creator><dc:date>2013-09-24T08:45:16</dc:date><text:p text:style-name="P46"><text:span text:style-name="T22">Another way to achieve this is by using a unique combination of protocol + port. Or if the RSA utilizes something like the HTTP Service, protocol + context.</text:span></text:p></office:annotation><text:change-end text:change-id="ct112284240"/><text:change-start text:change-id="ct112283856"/><office:annotation><dc:creator>Tim Ward</dc:creator><dc:date>2013-09-24T09:46:17</dc:date><text:p text:style-name="P46"><text:span text:style-name="T23">Reply to David Bosschaert (24/09/2013, 08:45): "..."</text:span></text:p><text:p><text:span text:style-name="T24">Two things:</text:span></text:p><text:p><text:span text:style-name="T24"/></text:p><text:p><text:span text:style-name="T24">1. These recommendations need to be generic. Not everyone has a host and port.</text:span></text:p><text:p><text:span text:style-name="T24"/></text:p><text:p><text:span text:style-name="T24">2. Using host + port actually isn't strong enough in all cases. If my distribution layer can multiplex, and I deploy version 1.0 and 1.1 of the same provider then they can end up clashing. This is obvious for things like JMS, but also affects HTTP if you use filters on a base URL to route to named servlets.</text:span></text:p></office:annotation><text:change-end text:change-id="ct112283856"/><text:change-start text:change-id="ct112278336"/></text:p>
        </text:list-item>
        <text:list-item>
          <text:p text:style-name="P30"><text:soft-page-break/>Distribution Providers protect against inter<text:change-end text:change-id="ct112278336"/><text:change-start text:change-id="ct112270032"/>-framework<text:change-end text:change-id="ct112270032"/><text:change-start text:change-id="ct112282800"/> collisions using some value unique to the framework, such as the framework UUID<text:change-end text:change-id="ct112282800"/><text:change-start text:change-id="ct112278464"/>.<text:change-end text:change-id="ct112278464"/><text:change-start text:change-id="ct112267712"/><office:annotation><dc:creator>David Bosschaert</dc:creator><dc:date>2013-09-24T08:46:23</dc:date><text:p text:style-name="P46"><text:span text:style-name="T22">Although not as strong, you could also use the host name/ip, protocol and port combination, which may be more natural for an RSA implementation to use.</text:span></text:p></office:annotation><text:change-end text:change-id="ct112267712"/><text:change-start text:change-id="ct356678640"/><office:annotation><dc:creator>Tim Ward</dc:creator><dc:date>2013-09-24T09:49:02</dc:date><text:p text:style-name="P46"><text:span text:style-name="T23">Reply to David Bosschaert (24/09/2013, 08:46): "..."</text:span></text:p><text:p><text:span text:style-name="T24">Not everyone has a host/ip but there will always be a framework UUID because it's in the core spec (and has been since at least 4.3). This is why I didn't reference IP or port in the generic rules.</text:span></text:p><text:p><text:span text:style-name="T24"/></text:p><text:p><text:span text:style-name="T24">Also, if we're being strict about inter-framework collisions, ports can open and close within the lifetime of a framework, so protocol IP + port may not remain unique over time</text:span></text:p></office:annotation><text:change-end text:change-id="ct356678640"/><text:change-start text:change-id="ct83904448"/></text:p>
        </text:list-item>
      </text:list>
      <text:p text:style-name="Body">These suggestions may be included in the specification, but are not intended to be normative, and no implementation should rely on certain values being contained within<text:change-end text:change-id="ct83904448"/><text:change-start text:change-id="ct83904544"/> the id.<text:change-end text:change-id="ct83904544"/><text:change-start text:change-id="ct84806288"/> Distribution Providers are free to generate Endpoint Id<text:change-end text:change-id="ct84806288"/><text:change-start text:change-id="ct84806416"/> in any <text:change-end text:change-id="ct84806416"/><text:change-start text:change-id="ct83898896"/>way, as long as it meets the required level of uniqueness.<text:change-end text:change-id="ct83898896"/><text:change-start text:change-id="ct83899056"/></text:p>
      <text:h text:style-name="P39" text:outline-level="1"><text:change-end text:change-id="ct83899056"/>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39" text:outline-level="1">Javadoc</text:h>
      <text:p text:style-name="P3"><text:span text:style-name="T2">Please include Javadoc of any new APIs here, once the design has matured. Instructions on how to export Javadoc for inclusion in the RFC can be found here: </text:span><text:a xlink:type="simple" xlink:href="https://www.osgi.org/members/RFC/Javadoc"><text:span text:style-name="T5">https://www.osgi.org/members/RFC/Javadoc</text:span></text:a><text:span text:style-name="T2"> </text:span></text:p>
      <text:h text:style-name="P39" text:outline-level="1"><text:soft-page-break/>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39" text:outline-level="1">Security Considerations</text:h>
      <text:p text:style-name="P13">Description of all known vulnerabilities this may either introduce or address as well as scenarios of how the weaknesses could be circumvented.</text:p>
      <text:h text:style-name="P39" text:outline-level="1">Document Support</text:h>
      <text:h text:style-name="P41" text:outline-level="2">References</text:h>
      <text:list xml:id="list1756805538129595814" text:style-name="WW8Num3">
        <text:list-item>
          <text:p text:style-name="P44"><text:bookmark-start text:name="_Ref493020620"/>Bradner, S., Key words for use in RFCs to Indicate Requirement Levels, RFC2119, March 1997.<text:bookmark-end text:name="_Ref493020620"/></text:p>
        </text:list-item>
        <text:list-item>
          <text:p text:style-name="P44">Software Requirements &amp; Specifications. Michael Jackson. ISBN 0-201-87712-0</text:p>
        </text:list-item>
      </text:list>
      <text:p text:style-name="P20"/>
      <text:p text:style-name="P15"><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41"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David Bosschaert</text:p>
          </table:table-cell>
        </table:table-row>
        <table:table-row table:style-name="Table2.1">
          <table:table-cell table:style-name="Table2.A1" office:value-type="string">
            <text:p text:style-name="P5">Company</text:p>
          </table:table-cell>
          <table:table-cell table:style-name="Table2.B1" office:value-type="string">
            <text:p text:style-name="P5">Red Hat</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8">e-mail</text:p>
          </table:table-cell>
          <table:table-cell table:style-name="Table2.B1" office:value-type="string">
            <text:p text:style-name="P8">david@redhat.com</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5">Name</text:p>
          </table:table-cell>
          <table:table-cell table:style-name="Table3.B1" office:value-type="string">
            <text:p text:style-name="P5">Richard Nicholson</text:p>
          </table:table-cell>
        </table:table-row>
        <table:table-row table:style-name="Table3.1">
          <table:table-cell table:style-name="Table3.A1" office:value-type="string">
            <text:p text:style-name="P5">Company</text:p>
          </table:table-cell>
          <table:table-cell table:style-name="Table3.B1" office:value-type="string">
            <text:p text:style-name="P5">Paremus</text:p>
          </table:table-cell>
        </table:table-row>
        <table:table-row table:style-name="Table3.1">
          <table:table-cell table:style-name="Table3.A1" office:value-type="string">
            <text:p text:style-name="P5">Address</text:p>
          </table:table-cell>
          <table:table-cell table:style-name="Table3.B1" office:value-type="string">
            <text:p text:style-name="P5"/>
          </table:table-cell>
        </table:table-row>
        <table:table-row table:style-name="Table3.1">
          <table:table-cell table:style-name="Table3.A1" office:value-type="string">
            <text:p text:style-name="P5">Voice</text:p>
          </table:table-cell>
          <table:table-cell table:style-name="Table3.B1" office:value-type="string">
            <text:p text:style-name="P5"/>
          </table:table-cell>
        </table:table-row>
        <table:table-row table:style-name="Table3.1">
          <table:table-cell table:style-name="Table3.A1" office:value-type="string">
            <text:p text:style-name="P8">e-mail</text:p>
          </table:table-cell>
          <table:table-cell table:style-name="Table3.B1" office:value-type="string">
            <text:p text:style-name="P8"/>
          </table:table-cell>
        </table:table-row>
      </table:table>
      <text:p text:style-name="P20"><text:soft-page-break/></text:p>
      <text:p text:style-name="P15"><text:change-start text:change-id="ct356684016"/></text:p>
      <table:table table:name="Table4" table:style-name="Table4">
        <table:table-column table:style-name="Table4.A"/>
        <table:table-column table:style-name="Table4.B"/>
        <table:table-row table:style-name="Table4.1">
          <table:table-cell table:style-name="Table4.A1" office:value-type="string">
            <text:p text:style-name="P5">Name</text:p>
          </table:table-cell>
          <table:table-cell table:style-name="Table4.B1" office:value-type="string">
            <text:p text:style-name="P5">Tim Ward</text:p>
          </table:table-cell>
        </table:table-row>
        <table:table-row table:style-name="Table4.1">
          <table:table-cell table:style-name="Table4.A1" office:value-type="string">
            <text:p text:style-name="P5">Company</text:p>
          </table:table-cell>
          <table:table-cell table:style-name="Table4.B1" office:value-type="string">
            <text:p text:style-name="P5">Paremus</text:p>
          </table:table-cell>
        </table:table-row>
        <table:table-row table:style-name="Table4.1">
          <table:table-cell table:style-name="Table4.A1" office:value-type="string">
            <text:p text:style-name="P5">Address</text:p>
          </table:table-cell>
          <table:table-cell table:style-name="Table4.B1" office:value-type="string">
            <text:p text:style-name="P5"/>
          </table:table-cell>
        </table:table-row>
        <table:table-row table:style-name="Table4.1">
          <table:table-cell table:style-name="Table4.A1" office:value-type="string">
            <text:p text:style-name="P5">Voice</text:p>
          </table:table-cell>
          <table:table-cell table:style-name="Table4.B1" office:value-type="string">
            <text:p text:style-name="P5"/>
          </table:table-cell>
        </table:table-row>
        <table:table-row table:style-name="Table4.1">
          <table:table-cell table:style-name="Table4.A1" office:value-type="string">
            <text:p text:style-name="P8">e-mail</text:p>
          </table:table-cell>
          <table:table-cell table:style-name="Table4.B1" office:value-type="string">
            <text:p text:style-name="P8">tim.ward@paremus.com</text:p>
          </table:table-cell>
        </table:table-row>
      </table:table>
      <text:p text:style-name="P20"><text:change-end text:change-id="ct356684016"/></text:p>
      <text:h text:style-name="P41" text:outline-level="2">Acronyms and Abbreviations</text:h>
      <text:p text:style-name="P15"/>
      <text:h text:style-name="P41"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Bookc" svg:font-family="ProductusOSGiBookc"/>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draw:image xlink:href="Pictures/1000020100000427000001D8328612BC.png" xlink:type="simple" xlink:show="embed" xlink:actuate="onLoad"/></draw:frame><text:tab/><text:user-defined style:data-style-name="N0" text:name="RFC Title">RFC 203 – Remote Service Admin 1.1</text:user-defined><text:tab/>Page <text:page-number text:select-page="current">3</text:page-number> of <text:page-count style:num-format="1">13</text:page-count></text:p>
        <text:p text:style-name="Header"/>
        <text:p text:style-name="Header"><text:tab/>Draft<text:tab/> <text:modification-date style:data-style-name="N76">October 2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8-21T16:10:15</meta:creation-date>
    <meta:editing-cycles>28</meta:editing-cycles>
    <meta:editing-duration>PT4H43M33S</meta:editing-duration>
    <meta:initial-creator>David Bosschaert</meta:initial-creator>
    <dc:date>2013-10-24T10:16:59</dc:date>
    <dc:creator>Tim Ward</dc:creator>
    <meta:printed-by>David Bosschaert</meta:printed-by>
    <meta:print-date>2013-08-21T16:44:40</meta:print-date>
    <meta:document-statistic meta:table-count="4" meta:image-count="2" meta:object-count="0" meta:page-count="13" meta:paragraph-count="243" meta:word-count="3737" meta:character-count="24971"/>
    <meta:user-defined meta:name="Info"/>
    <meta:user-defined meta:name="Info 3"/>
    <meta:user-defined meta:name="Info 4"/>
    <meta:user-defined meta:name="RFC Title">RFC 203 – Remote Service Admin 1.1</meta:user-defined>
  </office:meta>
</office:document-meta>
</file>